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none" style:font-size-asian="26pt" style:font-size-complex="26pt"/>
    </style:style>
    <style:style style:name="P7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26pt" fo:text-shadow="none" style:font-size-asian="26pt" style:font-size-complex="26pt"/>
    </style:style>
    <style:style style:name="T6" style:family="text">
      <style:text-properties fo:color="#000000" style:font-name="Segoe UI2" fo:font-size="16pt" fo:text-shadow="none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528cm">
          <draw:text-box>
            <text:p text:style-name="P1"><text:span text:style-name="T1">HYMN #795</text:span></text:p>
            <text:p text:style-name="P1"><text:span text:style-name="T2">“</text:span><text:span text:style-name="T2">Voices Raised to You We Off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7.766cm" svg:x="1.778cm" svg:y="0.508cm">
          <draw:text-box>
            <text:p text:style-name="P4"><text:span text:style-name="T3">1. </text:span><text:span text:style-name="T4">Voices raised to You we offer;</text:span><text:span text:style-name="T4"><text:line-break/></text:span><text:span text:style-name="T4">Tune them, God, for songs of praise.</text:span><text:span text:style-name="T4"><text:line-break/></text:span><text:span text:style-name="T4">Hearts and hands we bring in tribute</text:span><text:span text:style-name="T4"><text:line-break/></text:span><text:span text:style-name="T4">For Your gifts through all our d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845cm" svg:height="3.702cm" svg:x="1.524cm" svg:y="0.508cm">
          <draw:text-box>
            <text:p text:style-name="P4"><text:span text:style-name="T4">Alleluia! Alleluia!</text:span></text:p>
            <text:p text:style-name="P4"><text:span text:style-name="T4">Triune God, to You we sing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5" draw:layer="layout" svg:width="24.384cm" svg:height="7.011cm" svg:x="1.778cm" svg:y="0.508cm">
          <draw:text-box>
            <text:p text:style-name="P4"><text:span text:style-name="T3">2. </text:span><text:span text:style-name="T4">All creation joins to praise You;</text:span><text:span text:style-name="T4"><text:line-break/></text:span><text:span text:style-name="T4">Earth and sky Your works display.</text:span><text:span text:style-name="T4"><text:line-break/></text:span><text:span text:style-name="T4">Art and music, gifts You lend us,</text:span><text:span text:style-name="T4"><text:line-break/></text:span><text:span text:style-name="T4">We return to You to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5" draw:layer="layout" svg:width="24.384cm" svg:height="4.11cm" svg:x="1.778cm" svg:y="0.508cm">
          <draw:text-box>
            <text:p text:style-name="P4"><text:span text:style-name="T4">Alleluia! Alleluia!</text:span></text:p>
            <text:p text:style-name="P4"><text:span text:style-name="T4">God, Creator, source of lif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5" draw:layer="layout" svg:width="24.596cm" svg:height="7.457cm" svg:x="1.894cm" svg:y="0.48cm">
          <draw:text-box>
            <text:p text:style-name="P4"><text:span text:style-name="T3">3. </text:span><text:span text:style-name="T4">Christ, the song of Love incarnate,</text:span><text:span text:style-name="T4"><text:line-break/></text:span><text:span text:style-name="T4">Touching earth with heaven’s grace,</text:span><text:span text:style-name="T4"><text:line-break/></text:span><text:span text:style-name="T4">For Your living, suff’ring, dying,</text:span><text:span text:style-name="T4"><text:line-break/></text:span><text:span text:style-name="T4">For Your rising, hear our prais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8" draw:text-style-name="P5" draw:layer="layout" svg:width="24.596cm" svg:height="4.155cm" svg:x="1.566cm" svg:y="0.508cm">
          <draw:text-box>
            <text:p text:style-name="P4"><text:span text:style-name="T4">Alleluia! Alleluia!</text:span></text:p>
            <text:p text:style-name="P4"><text:span text:style-name="T4">Christ, Redeemer, Lord of lif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5" draw:text-style-name="P5" draw:layer="layout" svg:width="23.876cm" svg:height="7.011cm" svg:x="2.032cm" svg:y="0.446cm">
          <draw:text-box>
            <text:p text:style-name="P4"><text:span text:style-name="T3">4. </text:span><text:span text:style-name="T4">Spirit, flaming through creation,</text:span><text:span text:style-name="T4"><text:line-break/></text:span><text:span text:style-name="T4">Kindle faith within each heart.</text:span><text:span text:style-name="T4"><text:line-break/></text:span><text:span text:style-name="T4">Lift our voices high in chorus;</text:span><text:span text:style-name="T4"><text:line-break/></text:span><text:span text:style-name="T4">Through our hands Your love im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9" draw:text-style-name="P5" draw:layer="layout" svg:width="23.876cm" svg:height="3.631cm" svg:x="2.055cm" svg:y="0.517cm">
          <draw:text-box>
            <text:p text:style-name="P4"><text:span text:style-name="T4">Alleluia! Alleluia!</text:span></text:p>
            <text:p text:style-name="P4"><text:span text:style-name="T4">Spirit, Helper, breath of lif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10" draw:text-style-name="P6" draw:layer="layout" svg:width="24.638cm" svg:height="7.112cm" svg:x="1.778cm" svg:y="0.508cm">
          <draw:text-box>
            <text:p text:style-name="P1"><text:span text:style-name="T3">5. </text:span><text:span text:style-name="T4">How can any praise we offer</text:span><text:span text:style-name="T4"><text:line-break/></text:span><text:span text:style-name="T4">Measure all the thanks we owe?</text:span><text:span text:style-name="T4"><text:line-break/></text:span><text:span text:style-name="T4">Take our hearts and hands and voices-</text:span><text:span text:style-name="T4"><text:line-break/></text:span><text:span text:style-name="T4">Gifts of love we can best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11" draw:text-style-name="P6" draw:layer="layout" svg:width="24.638cm" svg:height="11.52cm" svg:x="1.778cm" svg:y="0.672cm">
          <draw:text-box>
            <text:p text:style-name="P1"><text:span text:style-name="T4">Alleluia! Alleluia!</text:span></text:p>
            <text:p text:style-name="P1"><text:span text:style-name="T4">Triune God, to You we sing!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7"><text:span text:style-name="T7"/></text:p>
            <text:p text:style-name="P7"><text:span text:style-name="T7">© 1997 GIA Publications, Inc.</text:span></text:p>
            <text:p text:style-name="P7"><text:span text:style-name="T7">Used by permission:</text:span></text:p>
            <text:p text:style-name="P7"><text:span text:style-name="T7">LSB Hymn License </text:span></text:p>
            <text:p text:style-name="P7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2T20:27:52.354000000</meta:creation-date>
    <dc:title>Hymn template</dc:title>
    <meta:editing-duration>PT14M59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29T14:55:06.367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1-02T20:27:52.026000000"/>
  </office:meta>
</office:document-meta>
</file>